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:</text:p>
      <text:p text:style-name="Standard">1- remplacer Eye<text:span text:style-name="T1">BD</text:span> par Eye<text:span text:style-name="T1">DB</text:span></text:p>
      <text:p text:style-name="Standard">2- section "Bases de données relationnelles", paragraphe 2</text:p>
      <text:p text:style-name="Correction">Les champs doivent être de type simpl<text:span text:style-name="T1">e</text:span>s</text:p>
      <text:p text:style-name="Standard">3- section "EyeDB", sous-section "Le modèle objet de EyeDB", coller les ":"</text:p>
      <text:p text:style-name="Correction">relations binaires avec intégrité référentielle<text:span text:style-name="T1"> :</text:span></text:p>
      <text:p text:style-name="Standard">4- section "EyeDB", sous-section "Les caractéristiques de EyeDB", 3ième paragraphe, coller les ":"</text:p>
      <text:p text:style-name="Correction">la montée en charge de manière solide<text:span text:style-name="T1"> :</text:span></text:p>
      <text:p text:style-name="Standard">5- section "Compiler et installer EyeDB", sous-section "Compiler EyeDB sur Linux", ajouter un retour à la ligne après:</text:p>
      <text:p text:style-name="Correction">Ceci n'affectera en rien le fonctionnement ultérieur de EyeDB.<text:span text:style-name="T1"> </text:span></text:p>
      <text:p text:style-name="Standard">6- section "Définir un schéma de données avec ODL", sous-section "Créer une base EyeDB", premier paragraphe, changer la police de la commande :</text:p>
      <text:p text:style-name="Correction">...la commande <text:span text:style-name="T1">eyedbadmin database create</text:span>, en donnant...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>
      <style:text-properties fo:font-style="italic" style:font-size-asian="10.5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13:17:47</dc:date>
    <meta:editing-cycles>16</meta:editing-cycles>
    <meta:editing-duration>PT49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29" meta:character-count="861"/>
  </office:meta>
</office:document-meta>
</file>